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GeneratorAdapter.generate( Object target , Method method , Object ... para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KeyGeneratorAdapter.createCacheKeyInvocationContext( Object target , JCacheOperation &lt; ? &gt; operation , Object [ ]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GeneratorAdapter.KeyGeneratorAdapter( JCacheOperationSource cacheOperationSource , CacheKeyGenerator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GeneratorAdapter.getTar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eyGeneratorAdapter.KeyGeneratorAdapter( JCacheOperationSource cacheOperationSource , KeyGenerator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GeneratorAdapter.doGenerate( KeyGenerator keyGenerator , CacheKeyInvocationContext &lt; ? &gt;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